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7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8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4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8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Agua Fresca" (Fresh Fruit-Blended Water)</text:p>
      <text:p text:style-name="P5">Serves:</text:p>
      <text:p text:style-name="P4">8 servings</text:p>
      <text:p text:style-name="P3"/>
      <text:p text:style-name="P2">Ingredients</text:p>
      <text:p text:style-name="P7"><text:span text:style-name="T4">4 cups </text:span><text:a xlink:type="simple" xlink:href="http://www.foodterms.com/encyclopedia/watermelon/index.html"><text:span text:style-name="T8">watermelon</text:span></text:a><text:span text:style-name="T4">, seeded and cubed (about 3 pounds)</text:span></text:p>
      <text:p text:style-name="P8">1/2 cup water</text:p>
      <text:p text:style-name="P7"><text:span text:style-name="T4">24 </text:span><text:a xlink:type="simple" xlink:href="http://www.foodterms.com/encyclopedia/mint/index.html"><text:span text:style-name="T8">mint</text:span></text:a><text:span text:style-name="T4"> leaves, divided</text:span></text:p>
      <text:p text:style-name="P7"><text:span text:style-name="T4">8 tablespoons super-fine </text:span><text:a xlink:type="simple" xlink:href="http://www.foodterms.com/encyclopedia/sugar/index.html"><text:span text:style-name="T8">sugar</text:span></text:a><text:span text:style-name="T4"> (adjust if too sweet when using a naturally sweeter watermelon), divided</text:span></text:p>
      <text:p text:style-name="P7"><text:span text:style-name="T4">4 very thin </text:span><text:a xlink:type="simple" xlink:href="http://www.foodterms.com/encyclopedia/lime/index.html"><text:span text:style-name="T8">lime</text:span></text:a><text:span text:style-name="T4"> slices, halved into half moons, divided</text:span></text:p>
      <text:p text:style-name="P7"><text:span text:style-name="T4"/></text:p>
      <text:p text:style-name="P2">Directions</text:p>
      <text:p text:style-name="P6"><text:span text:style-name="T4">Add the watermelon and the water to a </text:span><text:a xlink:type="simple" xlink:href="http://www.foodterms.com/encyclopedia/blender/index.html"><text:span text:style-name="T8">blender</text:span></text:a><text:span text:style-name="T4">, and puree until smooth. Divide the mint leaves, sugar and lime slices among 8 glasses and </text:span><text:a xlink:type="simple" xlink:href="http://www.foodterms.com/encyclopedia/muddle/index.html"><text:span text:style-name="T8">muddle</text:span></text:a><text:span text:style-name="T4"> the ingredients. Add ice to each glass and pour in the watermelon </text:span><text:a xlink:type="simple" xlink:href="http://www.foodterms.com/encyclopedia/agua/index.html"><text:span text:style-name="T8">agua</text:span></text:a><text:span text:style-name="T4"> fresco. Stir and se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6T14:34:56</meta:creation-date>
    <meta:document-statistic meta:table-count="0" meta:image-count="0" meta:object-count="0" meta:page-count="1" meta:paragraph-count="11" meta:word-count="94" meta:character-count="564"/>
    <dc:date>2011-08-06T14:37:19</dc:date>
    <dc:creator>Robert Houk</dc:creator>
    <meta:editing-duration>PT00H02M23S</meta:editing-duration>
    <meta:editing-cycles>1</meta:editing-cycles>
    <meta:generator>OpenOffice.org/3.2$Unix OpenOffice.org_project/320m18$Build-9502</meta:generator>
  </office:meta>
</office:document-meta>
</file>